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3C100DC1523CEA061E.png" manifest:media-type="image/png"/>
  <manifest:file-entry manifest:full-path="Pictures/10000001000003200000017DA969A9807E57B810.png" manifest:media-type="image/png"/>
  <manifest:file-entry manifest:full-path="Pictures/1000000100000320000001207BEAF5DD40B63E1F.png" manifest:media-type="image/png"/>
  <manifest:file-entry manifest:full-path="Pictures/100000010000032000000186AAEB785EF8CC9609.png" manifest:media-type="image/png"/>
  <manifest:file-entry manifest:full-path="Pictures/1000000100000320000000E88C0EC43DC8C662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opacity="5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00" svg:stroke-opacity="50%" draw:fill-color="#e8a202" draw:textarea-horizontal-align="justify" draw:textarea-vertical-align="middle" draw:auto-grow-height="false" fo:min-height="2.422cm" fo:min-width="5.893cm"/>
      <style:paragraph-properties style:writing-mode="lr-tb"/>
    </style:style>
    <style:style style:name="gr3" style:family="graphic" style:parent-style-name="objectwithoutfill">
      <style:graphic-properties svg:stroke-width="0.081cm" svg:stroke-color="#808080" draw:marker-start-width="0.321cm" draw:marker-end="Arrowheads_20_1" draw:marker-end-width="0.421cm" svg:stroke-opacity="50%" draw:fill="none" draw:textarea-vertical-align="middle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00" draw:fill-color="#e8a202" draw:textarea-horizontal-align="justify" draw:textarea-vertical-align="middle" draw:auto-grow-height="false" fo:min-height="2.422cm" fo:min-width="5.893cm"/>
      <style:paragraph-properties style:writing-mode="lr-tb"/>
    </style:style>
    <style:style style:name="gr6" style:family="graphic" style:parent-style-name="objectwithoutfill">
      <style:graphic-properties svg:stroke-width="0.106cm" svg:stroke-color="#80808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color="#ffff00" draw:fill-color="#e8a202" draw:textarea-horizontal-align="justify" draw:textarea-vertical-align="middle" draw:auto-grow-height="false" fo:min-height="2.422cm" fo:min-width="5.85cm"/>
      <style:paragraph-properties style:writing-mode="lr-tb"/>
    </style:style>
    <style:style style:name="gr8" style:family="graphic" style:parent-style-name="objectwithoutfill">
      <style:graphic-properties svg:stroke-width="0.081cm" svg:stroke-color="#80808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ffff00" draw:fill-color="#e8a202" draw:textarea-horizontal-align="justify" draw:textarea-vertical-align="middle" draw:auto-grow-height="false" fo:min-height="1.444cm" fo:min-width="4.168cm"/>
      <style:paragraph-properties style:writing-mode="lr-tb"/>
    </style:style>
    <style:style style:name="gr10" style:family="graphic" style:parent-style-name="standard">
      <style:graphic-properties svg:stroke-color="#ffff00" draw:fill-color="#e8a202" draw:textarea-horizontal-align="justify" draw:textarea-vertical-align="middle" draw:auto-grow-height="false" fo:min-height="1.731cm" fo:min-width="4.306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svg:stroke-color="#ffff00" draw:fill-color="#e8a202" draw:textarea-horizontal-align="justify" draw:textarea-vertical-align="middle" draw:auto-grow-height="false" fo:min-height="0.894cm" fo:min-width="3.187cm"/>
      <style:paragraph-properties style:writing-mode="lr-tb"/>
    </style:style>
    <style:style style:name="gr13" style:family="graphic" style:parent-style-name="objectwithoutfill">
      <style:graphic-properties svg:stroke-width="0.035cm" svg:stroke-color="#808080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-color="#e8a202"/>
      <style:paragraph-properties fo:text-align="center"/>
      <style:text-properties fo:color="#ffffff" loext:opacity="100%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5.94cm" svg:height="8.606cm" svg:x="1cm" svg:y="11.984cm">
            <draw:image xlink:href="Pictures/1000000100000320000000E88C0EC43DC8C66279.png" xlink:type="simple" xlink:show="embed" xlink:actuate="onLoad" draw:mime-type="image/png">
              <text:p/>
            </draw:image>
          </draw:frame>
          <draw:custom-shape draw:style-name="gr2" draw:text-style-name="P3" draw:layer="layout" svg:width="6.393cm" svg:height="2.672cm" svg:x="20.324cm" svg:y="7.667cm">
            <text:p text:style-name="P2"><text:span text:style-name="T1">HEAD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3.632cm" svg:y1="10.348cm" svg:x2="23.632cm" svg:y2="12.575cm">
            <text:p/>
          </draw:line>
        </draw:g>
      </draw:page>
      <draw:page draw:name="page2" draw:style-name="dp1" draw:master-page-name="Default">
        <draw:frame draw:style-name="gr4" draw:text-style-name="P1" draw:layer="layout" svg:width="25.857cm" svg:height="12.605cm" svg:x="1cm" svg:y="7.985cm">
          <draw:image xlink:href="Pictures/100000010000032000000186AAEB785EF8CC9609.png" xlink:type="simple" xlink:show="embed" xlink:actuate="onLoad" draw:mime-type="image/png">
            <text:p/>
          </draw:image>
        </draw:frame>
        <draw:custom-shape draw:style-name="gr5" draw:text-style-name="P3" draw:layer="layout" svg:width="6.393cm" svg:height="2.672cm" svg:x="20.324cm" svg:y="3.567cm">
          <text:p text:style-name="P2"><text:span text:style-name="T1">H</text:span><text:span text:style-name="T1">E</text:span><text:span text:style-name="T1">A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3.632cm" svg:y1="6.248cm" svg:x2="23.632cm" svg:y2="8.475cm">
          <text:p/>
        </draw:line>
      </draw:page>
      <draw:page draw:name="page3" draw:style-name="dp1" draw:master-page-name="Default">
        <draw:frame draw:style-name="gr4" draw:text-style-name="P1" draw:layer="layout" svg:width="25.94cm" svg:height="12.645cm" svg:x="1cm" svg:y="1.045cm">
          <draw:image xlink:href="Pictures/100000010000032000000186AAEB785EF8CC9609.png" xlink:type="simple" xlink:show="embed" xlink:actuate="onLoad" draw:mime-type="image/png">
            <text:p/>
          </draw:image>
        </draw:frame>
        <draw:custom-shape draw:style-name="gr7" draw:text-style-name="P3" draw:layer="layout" svg:width="6.35cm" svg:height="2.672cm" svg:x="20.367cm" svg:y="15.405cm">
          <text:p text:style-name="P2"><text:span text:style-name="T1">HEAD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23.632cm" svg:y1="15.355cm" svg:x2="23.632cm" svg:y2="13.128cm">
          <text:p/>
        </draw:line>
      </draw:page>
      <draw:page draw:name="page4" draw:style-name="dp1" draw:master-page-name="Default">
        <draw:frame draw:style-name="gr4" draw:text-style-name="P1" draw:layer="layout" svg:width="26.458cm" svg:height="9.524cm" svg:x="1cm" svg:y="1.001cm">
          <draw:image xlink:href="Pictures/1000000100000320000001207BEAF5DD40B63E1F.png" xlink:type="simple" xlink:show="embed" xlink:actuate="onLoad" draw:mime-type="image/png">
            <text:p/>
          </draw:image>
        </draw:frame>
        <draw:custom-shape draw:style-name="gr9" draw:text-style-name="P3" draw:layer="layout" svg:width="4.668cm" svg:height="1.694cm" svg:x="22.272cm" svg:y="12.006cm">
          <text:p text:style-name="P2"><text:span text:style-name="T1">HEAD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24.672cm" svg:y1="11.962cm" svg:x2="24.672cm" svg:y2="10.021cm">
          <text:p/>
        </draw:line>
      </draw:page>
      <draw:page draw:name="page5" draw:style-name="dp1" draw:master-page-name="Default">
        <draw:frame draw:style-name="gr4" draw:text-style-name="P1" draw:layer="layout" svg:width="26.458cm" svg:height="9.524cm" svg:x="1cm" svg:y="11.501cm">
          <draw:image xlink:href="Pictures/1000000100000320000001207BEAF5DD40B63E1F.png" xlink:type="simple" xlink:show="embed" xlink:actuate="onLoad" draw:mime-type="image/png">
            <text:p/>
          </draw:image>
        </draw:frame>
        <draw:custom-shape draw:style-name="gr10" draw:text-style-name="P3" draw:layer="layout" svg:width="4.806cm" svg:height="1.981cm" svg:x="15.287cm" svg:y="8.302cm">
          <text:p text:style-name="P2"><text:span text:style-name="T1">HEAD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7.773cm" svg:y1="10.29cm" svg:x2="17.773cm" svg:y2="11.941cm">
          <text:p/>
        </draw:line>
      </draw:page>
      <draw:page draw:name="page6" draw:style-name="dp1" draw:master-page-name="Default">
        <draw:frame draw:style-name="gr11" draw:text-style-name="P1" draw:layer="layout" svg:width="25.94cm" svg:height="10.08cm" svg:x="1cm" svg:y="10.51cm">
          <draw:image xlink:href="Pictures/10000001000003200000017DA969A9807E57B810.png" xlink:type="simple" xlink:show="embed" xlink:actuate="onLoad" draw:mime-type="image/png">
            <text:p/>
          </draw:image>
        </draw:frame>
        <draw:custom-shape draw:style-name="gr12" draw:text-style-name="P3" draw:layer="layout" svg:width="3.687cm" svg:height="1.144cm" svg:x="17.51cm" svg:y="10.474cm">
          <text:p text:style-name="P2"><text:span text:style-name="T2">HEAD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9.381cm" svg:y1="11.675cm" svg:x2="19.381cm" svg:y2="12.893cm">
          <text:p/>
        </draw:line>
      </draw:page>
      <draw:page draw:name="page7" draw:style-name="dp1" draw:master-page-name="Default">
        <draw:frame draw:style-name="gr4" draw:text-style-name="P1" draw:layer="layout" svg:width="25.94cm" svg:height="8.36cm" svg:x="1cm" svg:y="12.23cm">
          <draw:image xlink:href="Pictures/10000001000003200000013C100DC1523CEA061E.png" xlink:type="simple" xlink:show="embed" xlink:actuate="onLoad" draw:mime-type="image/png">
            <text:p/>
          </draw:image>
        </draw:frame>
        <draw:custom-shape draw:style-name="gr12" draw:text-style-name="P3" draw:layer="layout" svg:width="3.687cm" svg:height="1.144cm" svg:x="23.31cm" svg:y="11.775cm">
          <text:p text:style-name="P2"><text:span text:style-name="T2">HEAD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25.181cm" svg:y1="12.976cm" svg:x2="25.181cm" svg:y2="14.1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24T13:54:27.102775516</dc:date>
    <meta:editing-duration>PT7S</meta:editing-duration>
    <meta:editing-cycles>1</meta:editing-cycles>
    <meta:document-statistic meta:object-count="22"/>
    <meta:generator>LibreOffice/7.2.3.2$Linux_X86_64 LibreOffice_project/20$Build-2</meta:generator>
  </office:meta>
</office:document-meta>
</file>